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Do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z</text:p>
          </table:table-cell>
          <table:table-cell table:style-name="ce1"/>
          <table:table-cell office:value-type="string" table:style-name="ce3">
            <text:p>DistMtx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formula="of:=SQRT(([.B2]-[.B6])^2+([.C2]-[.C6])^2+([.D2]-[.D6])^2)" table:style-name="ce1">
            <text:p>3</text:p>
          </table:table-cell>
          <table:table-cell office:value-type="float" office:value="5.9160797830996161" table:formula="of:=SQRT(([.B2]-[.B7])^2+([.C2]-[.C7])^2+([.D2]-[.D7])^2)" table:style-name="ce1">
            <text:p>5,916079783</text:p>
          </table:table-cell>
          <table:table-cell office:value-type="float" office:value="2.4494897427831779" table:formula="of:=SQRT(([.B2]-[.B8])^2+([.C2]-[.C8])^2+([.D2]-[.D8])^2)" table:style-name="ce1">
            <text:p>2,449489743</text:p>
          </table:table-cell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formula="of:=SQRT(([.B3]-[.B6])^2+([.C3]-[.C6])^2+([.D3]-[.D6])^2)" table:style-name="ce1">
            <text:p>1</text:p>
          </table:table-cell>
          <table:table-cell office:value-type="float" office:value="4.1231056256176606" table:formula="of:=SQRT(([.B3]-[.B7])^2+([.C3]-[.C7])^2+([.D3]-[.D7])^2)" table:style-name="ce1">
            <text:p>4,123105626</text:p>
          </table:table-cell>
          <table:table-cell office:value-type="float" office:value="1.4142135623730951" table:formula="of:=SQRT(([.B3]-[.B8])^2+([.C3]-[.C8])^2+([.D3]-[.D8])^2)" table:style-name="ce1">
            <text:p>1,414213562</text:p>
          </table:table-cell>
          <table:table-cell table:number-columns-repeated="1637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.7320508075688772" table:formula="of:=SQRT(([.B4]-[.B6])^2+([.C4]-[.C6])^2+([.D4]-[.D6])^2)" table:style-name="ce1">
            <text:p>1,732050808</text:p>
          </table:table-cell>
          <table:table-cell office:value-type="float" office:value="3" table:formula="of:=SQRT(([.B4]-[.B7])^2+([.C4]-[.C7])^2+([.D4]-[.D7])^2)" table:style-name="ce1">
            <text:p>3</text:p>
          </table:table-cell>
          <table:table-cell office:value-type="float" office:value="2.4494897427831779" table:formula="of:=SQRT(([.B4]-[.B8])^2+([.C4]-[.C8])^2+([.D4]-[.D8])^2)" table:style-name="ce1">
            <text:p>2,44948974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eed</text:p>
          </table:table-cell>
          <table:table-cell table:number-columns-repeated="4" table:style-name="ce1"/>
          <table:table-cell office:value-type="string" table:style-name="ce3">
            <text:p>AngMtx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64.20683095173607" table:formula="of:=DEGREES(ACOS((([.B2]-[.B6])*[.$B$10]+([.C2]-[.C6])*[.$C$10] +([.D2]-[.D6])*[.$D$10])/[.F2]))" table:style-name="ce1">
            <text:p>164,206831</text:p>
          </table:table-cell>
          <table:table-cell office:value-type="float" office:value="151.43917478218873" table:formula="of:=DEGREES(ACOS((([.B2]-[.B7])*[.$B$10]+([.C2]-[.C7])*[.$C$10] +([.D2]-[.D7])*[.$D$10])/[.G2]))" table:style-name="ce1">
            <text:p>151,4391748</text:p>
          </table:table-cell>
          <table:table-cell office:value-type="float" office:value="160.52877936550931" table:formula="of:=DEGREES(ACOS((([.B2]-[.B8])*[.$B$10]+([.C2]-[.C8])*[.$C$10] +([.D2]-[.D8])*[.$D$10])/[.H2]))" table:style-name="ce1">
            <text:p>160,5287794</text:p>
          </table:table-cell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25.26438968275465" table:formula="of:=DEGREES(ACOS((([.B3]-[.B6])*[.$B$10]+([.C3]-[.C6])*[.$C$10] +([.D3]-[.D6])*[.$D$10])/[.F3]))" table:style-name="ce1">
            <text:p>125,2643897</text:p>
          </table:table-cell>
          <table:table-cell office:value-type="float" office:value="134.43824067114977" table:formula="of:=DEGREES(ACOS((([.B3]-[.B7])*[.$B$10]+([.C3]-[.C7])*[.$C$10] +([.D3]-[.D7])*[.$D$10])/[.G3]))" table:style-name="ce1">
            <text:p>134,4382407</text:p>
          </table:table-cell>
          <table:table-cell office:value-type="float" office:value="90" table:formula="of:=DEGREES(ACOS((([.B3]-[.B8])*[.$B$10]+([.C3]-[.C8])*[.$C$10] +([.D3]-[.D8])*[.$D$10])/[.H3]))" table:style-name="ce1">
            <text:p>90</text:p>
          </table:table-cell>
          <table:table-cell table:number-columns-repeated="1637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0.528779365509308" table:formula="of:=DEGREES(ACOS((([.B4]-[.B6])*[.$B$10]+([.C4]-[.C6])*[.$C$10] +([.D4]-[.D6])*[.$D$10])/[.F4]))" table:style-name="ce1">
            <text:p>70,52877937</text:p>
          </table:table-cell>
          <table:table-cell office:value-type="float" office:value="125.26438968275465" table:formula="of:=DEGREES(ACOS((([.B4]-[.B7])*[.$B$10]+([.C4]-[.C7])*[.$C$10] +([.D4]-[.D7])*[.$D$10])/[.G4]))" table:style-name="ce1">
            <text:p>125,2643897</text:p>
          </table:table-cell>
          <table:table-cell office:value-type="float" office:value="61.874494297944288" table:formula="of:=DEGREES(ACOS((([.B4]-[.B8])*[.$B$10]+([.C4]-[.C8])*[.$C$10] +([.D4]-[.D8])*[.$D$10])/[.H4]))" table:style-name="ce1">
            <text:p>61,8744943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SeedDir</text:p>
          </table:table-cell>
          <table:table-cell office:value-type="float" office:value="0.57735026918962573" table:formula="of:=SQRT(1/3)" table:style-name="ce1">
            <text:p>0,577350269</text:p>
          </table:table-cell>
          <table:table-cell office:value-type="float" office:value="0.57735026918962573" table:formula="of:=SQRT(1/3)" table:style-name="ce1">
            <text:p>0,577350269</text:p>
          </table:table-cell>
          <table:table-cell office:value-type="float" office:value="0.57735026918962573" table:formula="of:=SQRT(1/3)" table:style-name="ce1">
            <text:p>0,577350269</text:p>
          </table:table-cell>
          <table:table-cell table:number-columns-repeated="16380" table:style-name="ce1"/>
        </table:table-row>
        <table:table-row table:number-rows-repeated="6" table:style-name="ro1">
          <table:table-cell table:style-name="ce2"/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Claus</meta:initial-creator>
    <dc:creator>Claus</dc:creator>
    <meta:creation-date>2021-06-20T09:35:19Z</meta:creation-date>
    <dc:date>2021-06-20T11:11:52Z</dc:date>
    <meta:editing-duration>PT0S</meta:editing-duration>
  </office:meta>
</office:document-meta>
</file>